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25a6" officeooo:paragraph-rsid="000d25a6"/>
    </style:style>
    <style:style style:name="P2" style:family="paragraph" style:parent-style-name="Standard">
      <style:paragraph-properties fo:text-align="start" style:justify-single-word="false"/>
      <style:text-properties officeooo:rsid="000d25a6" officeooo:paragraph-rsid="000d25a6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d25a6" officeooo:paragraph-rsid="000d25a6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25a6" officeooo:paragraph-rsid="000d25a6" style:font-size-asian="10.5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0d25a6" officeooo:paragraph-rsid="000d25a6" style:font-size-asian="10.5pt" style:font-weight-asian="normal" style:font-size-complex="12pt" style:font-weight-complex="normal"/>
    </style:style>
    <style:style style:name="T1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Miembros:</text:span></text:p>
      <text:p text:style-name="P1"/>
      <text:p text:style-name="P1">Iván Díez Cañete</text:p>
      <text:p text:style-name="P1">Jaime Argüello Marcos</text:p>
      <text:p text:style-name="P1">Denis Ioan Savoiu</text:p>
      <text:p text:style-name="P1"/>
      <text:p text:style-name="P1"/>
      <text:p text:style-name="P3">Normas del grupo:</text:p>
      <text:p text:style-name="P4"/>
      <text:list xml:id="list1912390480" text:style-name="L2">
        <text:list-item>
          <text:p text:style-name="P5">Puntualidad. Llegar a la hora prevista o avisar de que no es posible.</text:p>
        </text:list-item>
        <text:list-item>
          <text:p text:style-name="P5">Respetar el turno de palabra.</text:p>
        </text:list-item>
        <text:list-item>
          <text:p text:style-name="P5">Tener en cuenta las ideas de cada miembro.</text:p>
        </text:list-item>
        <text:list-item>
          <text:p text:style-name="P5">Tomar las decisiones en consenso.</text:p>
        </text:list-item>
        <text:list-item>
          <text:p text:style-name="P5">No hay líderes. </text:p>
        </text:list-item>
        <text:list-item>
          <text:p text:style-name="P5">Tener compromiso con las tareas asignadas.</text:p>
        </text:list-item>
        <text:list-item>
          <text:p text:style-name="P5">Participar lo máximo posible, tanto dando ideas como opiniones de las ideas de los demás.</text:p>
        </text:list-item>
      </text:list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7T08:07:24.182000000</meta:creation-date>
    <dc:date>2024-10-07T08:26:56.591000000</dc:date>
    <meta:editing-duration>PT19M32S</meta:editing-duration>
    <meta:editing-cycles>1</meta:editing-cycles>
    <meta:document-statistic meta:table-count="0" meta:image-count="0" meta:object-count="0" meta:page-count="1" meta:paragraph-count="12" meta:word-count="75" meta:character-count="414" meta:non-whitespace-character-count="357"/>
    <meta:generator>LibreOffice/7.5.4.2$Windows_X86_64 LibreOffice_project/36ccfdc35048b057fd9854c757a8b67ec53977b6</meta:generator>
  </office:meta>
</office:document-meta>
</file>